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75pt"/>
    </style:style>
    <style:style style:name="co3" style:family="table-column">
      <style:table-column-properties fo:break-before="auto" style:column-width="111.54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201.8pt"/>
    </style:style>
    <style:style style:name="co7" style:family="table-column">
      <style:table-column-properties fo:break-before="auto" style:column-width="26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Коефициенти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1" table:default-cell-style-name="Default"/>
        <table:table-column table:style-name="co7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282426" calcext:value-type="float">
            <text:p>0.388282426</text:p>
          </table:table-cell>
          <table:table-cell office:value-type="float" office:value="0.46955682" calcext:value-type="float">
            <text:p>0.46955682</text:p>
          </table:table-cell>
          <table:table-cell office:value-type="float" office:value="0.132476999" calcext:value-type="float">
            <text:p>0.132476999</text:p>
          </table:table-cell>
          <table:table-cell office:value-type="float" office:value="0.00954989" calcext:value-type="float">
            <text:p>0.00954989</text:p>
          </table:table-cell>
          <table:table-cell office:value-type="float" office:value="0.000133716" calcext:value-type="float">
            <text:p>0.000133716</text:p>
          </table:table-cell>
          <table:table-cell office:value-type="float" office:value="0.000000149" calcext:value-type="float">
            <text:p>0.000000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3" table:formula="of:= 100 * [.G10] * [.G11]" office:value-type="float" office:value="0" calcext:value-type="float">
            <text:p>0.00</text:p>
          </table:table-cell>
          <table:table-cell table:style-name="ce3" table:formula="of:= 100 * [.H10] * [.H11]" office:value-type="float" office:value="93.911364" calcext:value-type="float">
            <text:p>93.91</text:p>
          </table:table-cell>
          <table:table-cell table:style-name="ce3" table:formula="of:= 100 * [.I10] * [.I11]" office:value-type="float" office:value="92.7338993" calcext:value-type="float">
            <text:p>92.73</text:p>
          </table:table-cell>
          <table:table-cell table:style-name="ce3" table:formula="of:= 100 * SUM([.J10:.Q10]) * [.J11]" office:value-type="float" office:value="91.9956725" calcext:value-type="float">
            <text:p>92.00</text:p>
          </table:table-cell>
          <table:table-cell table:style-name="ce3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Общ залог</text:p>
          </table:table-cell>
          <table:table-cell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15] / [.C15]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97393565" calcext:value-type="float">
            <text:p>0.997393565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0.000000012" calcext:value-type="float">
            <text:p>0.000000012</text:p>
          </table:table-cell>
          <table:table-cell office:value-type="float" office:value="0.000000053" calcext:value-type="float">
            <text:p>0.000000053</text:p>
          </table:table-cell>
          <table:table-cell office:value-type="float" office:value="0.000000091" calcext:value-type="float">
            <text:p>0.000000091</text:p>
          </table:table-cell>
          <table:table-cell office:value-type="float" office:value="0.000000192" calcext:value-type="float">
            <text:p>0.000000192</text:p>
          </table:table-cell>
          <table:table-cell office:value-type="float" office:value="0.000000397" calcext:value-type="float">
            <text:p>0.000000397</text:p>
          </table:table-cell>
          <table:table-cell office:value-type="float" office:value="0.000000838" calcext:value-type="float">
            <text:p>0.000000838</text:p>
          </table:table-cell>
          <table:table-cell office:value-type="float" office:value="0.000001281" calcext:value-type="float">
            <text:p>0.000001281</text:p>
          </table:table-cell>
          <table:table-cell office:value-type="float" office:value="0.00000215" calcext:value-type="float">
            <text:p>0.00000215</text:p>
          </table:table-cell>
          <table:table-cell office:value-type="float" office:value="0.000003185" calcext:value-type="float">
            <text:p>0.000003185</text:p>
          </table:table-cell>
          <table:table-cell office:value-type="float" office:value="0.000004829" calcext:value-type="float">
            <text:p>0.000004829</text:p>
          </table:table-cell>
          <table:table-cell office:value-type="float" office:value="0.000006943" calcext:value-type="float">
            <text:p>0.000006943</text:p>
          </table:table-cell>
          <table:table-cell office:value-type="float" office:value="0.000009933" calcext:value-type="float">
            <text:p>0.000009933</text:p>
          </table:table-cell>
          <table:table-cell office:value-type="float" office:value="0.000013792" calcext:value-type="float">
            <text:p>0.000013792</text:p>
          </table:table-cell>
          <table:table-cell office:value-type="float" office:value="0.000018741" calcext:value-type="float">
            <text:p>0.000018741</text:p>
          </table:table-cell>
          <table:table-cell office:value-type="float" office:value="0.000025037" calcext:value-type="float">
            <text:p>0.000025037</text:p>
          </table:table-cell>
          <table:table-cell office:value-type="float" office:value="0.000033151" calcext:value-type="float">
            <text:p>0.000033151</text:p>
          </table:table-cell>
          <table:table-cell office:value-type="float" office:value="0.000042148" calcext:value-type="float">
            <text:p>0.000042148</text:p>
          </table:table-cell>
          <table:table-cell office:value-type="float" office:value="0.000053904" calcext:value-type="float">
            <text:p>0.000053904</text:p>
          </table:table-cell>
          <table:table-cell office:value-type="float" office:value="0.00006822" calcext:value-type="float">
            <text:p>0.00006822</text:p>
          </table:table-cell>
          <table:table-cell office:value-type="float" office:value="0.00008478" calcext:value-type="float">
            <text:p>0.00008478</text:p>
          </table:table-cell>
          <table:table-cell office:value-type="float" office:value="0.000105193" calcext:value-type="float">
            <text:p>0.000105193</text:p>
          </table:table-cell>
          <table:table-cell office:value-type="float" office:value="0.000129636" calcext:value-type="float">
            <text:p>0.000129636</text:p>
          </table:table-cell>
          <table:table-cell office:value-type="float" office:value="0.000157828" calcext:value-type="float">
            <text:p>0.000157828</text:p>
          </table:table-cell>
          <table:table-cell office:value-type="float" office:value="0.000191153" calcext:value-type="float">
            <text:p>0.000191153</text:p>
          </table:table-cell>
          <table:table-cell office:value-type="float" office:value="0.000228689" calcext:value-type="float">
            <text:p>0.000228689</text:p>
          </table:table-cell>
          <table:table-cell office:value-type="float" office:value="0.000272946" calcext:value-type="float">
            <text:p>0.000272946</text:p>
          </table:table-cell>
          <table:table-cell office:value-type="float" office:value="0.000324266" calcext:value-type="float">
            <text:p>0.000324266</text:p>
          </table:table-cell>
          <table:table-cell office:value-type="float" office:value="0.000381141" calcext:value-type="float">
            <text:p>0.000381141</text:p>
          </table:table-cell>
          <table:table-cell office:value-type="float" office:value="0.000445905" calcext:value-type="float">
            <text:p>0.00044590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16] / [.C16]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87154912" calcext:value-type="float">
            <text:p>0.987154912</text:p>
          </table:table-cell>
          <table:table-cell office:value-type="float" office:value="0.000000011" calcext:value-type="float">
            <text:p>0.000000011</text:p>
          </table:table-cell>
          <table:table-cell office:value-type="float" office:value="0.00000007" calcext:value-type="float">
            <text:p>0.00000007</text:p>
          </table:table-cell>
          <table:table-cell office:value-type="float" office:value="0.00000024" calcext:value-type="float">
            <text:p>0.00000024</text:p>
          </table:table-cell>
          <table:table-cell office:value-type="float" office:value="0.000000601" calcext:value-type="float">
            <text:p>0.000000601</text:p>
          </table:table-cell>
          <table:table-cell office:value-type="float" office:value="0.000001284" calcext:value-type="float">
            <text:p>0.000001284</text:p>
          </table:table-cell>
          <table:table-cell office:value-type="float" office:value="0.000002658" calcext:value-type="float">
            <text:p>0.000002658</text:p>
          </table:table-cell>
          <table:table-cell office:value-type="float" office:value="0.000004923" calcext:value-type="float">
            <text:p>0.000004923</text:p>
          </table:table-cell>
          <table:table-cell office:value-type="float" office:value="0.000008311" calcext:value-type="float">
            <text:p>0.000008311</text:p>
          </table:table-cell>
          <table:table-cell office:value-type="float" office:value="0.000013073" calcext:value-type="float">
            <text:p>0.000013073</text:p>
          </table:table-cell>
          <table:table-cell office:value-type="float" office:value="0.000020062" calcext:value-type="float">
            <text:p>0.000020062</text:p>
          </table:table-cell>
          <table:table-cell office:value-type="float" office:value="0.000029728" calcext:value-type="float">
            <text:p>0.000029728</text:p>
          </table:table-cell>
          <table:table-cell office:value-type="float" office:value="0.000042997" calcext:value-type="float">
            <text:p>0.000042997</text:p>
          </table:table-cell>
          <table:table-cell office:value-type="float" office:value="0.000059758" calcext:value-type="float">
            <text:p>0.000059758</text:p>
          </table:table-cell>
          <table:table-cell office:value-type="float" office:value="0.0000816" calcext:value-type="float">
            <text:p>0.0000816</text:p>
          </table:table-cell>
          <table:table-cell office:value-type="float" office:value="0.000108702" calcext:value-type="float">
            <text:p>0.000108702</text:p>
          </table:table-cell>
          <table:table-cell office:value-type="float" office:value="0.00014287" calcext:value-type="float">
            <text:p>0.00014287</text:p>
          </table:table-cell>
          <table:table-cell office:value-type="float" office:value="0.000184895" calcext:value-type="float">
            <text:p>0.000184895</text:p>
          </table:table-cell>
          <table:table-cell office:value-type="float" office:value="0.000236615" calcext:value-type="float">
            <text:p>0.000236615</text:p>
          </table:table-cell>
          <table:table-cell office:value-type="float" office:value="0.000297621" calcext:value-type="float">
            <text:p>0.000297621</text:p>
          </table:table-cell>
          <table:table-cell office:value-type="float" office:value="0.000369771" calcext:value-type="float">
            <text:p>0.000369771</text:p>
          </table:table-cell>
          <table:table-cell office:value-type="float" office:value="0.000455235" calcext:value-type="float">
            <text:p>0.000455235</text:p>
          </table:table-cell>
          <table:table-cell office:value-type="float" office:value="0.000553621" calcext:value-type="float">
            <text:p>0.000553621</text:p>
          </table:table-cell>
          <table:table-cell office:value-type="float" office:value="0.000669589" calcext:value-type="float">
            <text:p>0.000669589</text:p>
          </table:table-cell>
          <table:table-cell office:value-type="float" office:value="0.000802031" calcext:value-type="float">
            <text:p>0.000802031</text:p>
          </table:table-cell>
          <table:table-cell office:value-type="float" office:value="0.000953319" calcext:value-type="float">
            <text:p>0.000953319</text:p>
          </table:table-cell>
          <table:table-cell office:value-type="float" office:value="0.001125344" calcext:value-type="float">
            <text:p>0.001125344</text:p>
          </table:table-cell>
          <table:table-cell office:value-type="float" office:value="0.001320334" calcext:value-type="float">
            <text:p>0.001320334</text:p>
          </table:table-cell>
          <table:table-cell office:value-type="float" office:value="0.001535778" calcext:value-type="float">
            <text:p>0.001535778</text:p>
          </table:table-cell>
          <table:table-cell office:value-type="float" office:value="0.001777547" calcext:value-type="float">
            <text:p>0.001777547</text:p>
          </table:table-cell>
          <table:table-cell office:value-type="float" office:value="0.0020465" calcext:value-type="float">
            <text:p>0.002046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17] / [.C17]" office:value-type="float" office:value="0.107142857142857" calcext:value-type="float">
            <text:p>0.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63820934" calcext:value-type="float">
            <text:p>0.963820934</text:p>
          </table:table-cell>
          <table:table-cell office:value-type="float" office:value="0.000000034" calcext:value-type="float">
            <text:p>0.000000034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377" calcext:value-type="float">
            <text:p>0.000002377</text:p>
          </table:table-cell>
          <table:table-cell office:value-type="float" office:value="0.000005125" calcext:value-type="float">
            <text:p>0.000005125</text:p>
          </table:table-cell>
          <table:table-cell office:value-type="float" office:value="0.000010037" calcext:value-type="float">
            <text:p>0.000010037</text:p>
          </table:table-cell>
          <table:table-cell office:value-type="float" office:value="0.000017894" calcext:value-type="float">
            <text:p>0.000017894</text:p>
          </table:table-cell>
          <table:table-cell office:value-type="float" office:value="0.000029915" calcext:value-type="float">
            <text:p>0.000029915</text:p>
          </table:table-cell>
          <table:table-cell office:value-type="float" office:value="0.00004728" calcext:value-type="float">
            <text:p>0.00004728</text:p>
          </table:table-cell>
          <table:table-cell office:value-type="float" office:value="0.000071485" calcext:value-type="float">
            <text:p>0.000071485</text:p>
          </table:table-cell>
          <table:table-cell office:value-type="float" office:value="0.00010483" calcext:value-type="float">
            <text:p>0.00010483</text:p>
          </table:table-cell>
          <table:table-cell office:value-type="float" office:value="0.000147491" calcext:value-type="float">
            <text:p>0.000147491</text:p>
          </table:table-cell>
          <table:table-cell office:value-type="float" office:value="0.000204417" calcext:value-type="float">
            <text:p>0.000204417</text:p>
          </table:table-cell>
          <table:table-cell office:value-type="float" office:value="0.000274748" calcext:value-type="float">
            <text:p>0.000274748</text:p>
          </table:table-cell>
          <table:table-cell office:value-type="float" office:value="0.00036229" calcext:value-type="float">
            <text:p>0.00036229</text:p>
          </table:table-cell>
          <table:table-cell office:value-type="float" office:value="0.000469213" calcext:value-type="float">
            <text:p>0.000469213</text:p>
          </table:table-cell>
          <table:table-cell office:value-type="float" office:value="0.000598831" calcext:value-type="float">
            <text:p>0.000598831</text:p>
          </table:table-cell>
          <table:table-cell office:value-type="float" office:value="0.00075056" calcext:value-type="float">
            <text:p>0.00075056</text:p>
          </table:table-cell>
          <table:table-cell office:value-type="float" office:value="0.000930619" calcext:value-type="float">
            <text:p>0.000930619</text:p>
          </table:table-cell>
          <table:table-cell office:value-type="float" office:value="0.001140122" calcext:value-type="float">
            <text:p>0.001140122</text:p>
          </table:table-cell>
          <table:table-cell office:value-type="float" office:value="0.001384639" calcext:value-type="float">
            <text:p>0.001384639</text:p>
          </table:table-cell>
          <table:table-cell office:value-type="float" office:value="0.001656016" calcext:value-type="float">
            <text:p>0.001656016</text:p>
          </table:table-cell>
          <table:table-cell office:value-type="float" office:value="0.001969334" calcext:value-type="float">
            <text:p>0.001969334</text:p>
          </table:table-cell>
          <table:table-cell office:value-type="float" office:value="0.002322011" calcext:value-type="float">
            <text:p>0.002322011</text:p>
          </table:table-cell>
          <table:table-cell office:value-type="float" office:value="0.002712428" calcext:value-type="float">
            <text:p>0.002712428</text:p>
          </table:table-cell>
          <table:table-cell office:value-type="float" office:value="0.003146274" calcext:value-type="float">
            <text:p>0.003146274</text:p>
          </table:table-cell>
          <table:table-cell office:value-type="float" office:value="0.003623205" calcext:value-type="float">
            <text:p>0.003623205</text:p>
          </table:table-cell>
          <table:table-cell office:value-type="float" office:value="0.004148356" calcext:value-type="float">
            <text:p>0.004148356</text:p>
          </table:table-cell>
          <table:table-cell office:value-type="float" office:value="0.00471479" calcext:value-type="float">
            <text:p>0.00471479</text:p>
          </table:table-cell>
          <table:table-cell office:value-type="float" office:value="0.005333536" calcext:value-type="float">
            <text:p>0.005333536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18] / [.C18]" office:value-type="float" office:value="0.107142857142857" calcext:value-type="float">
            <text:p>0.11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2363057" calcext:value-type="float">
            <text:p>0.92363057</text:p>
          </table:table-cell>
          <table:table-cell office:value-type="float" office:value="0.000000149" calcext:value-type="float">
            <text:p>0.000000149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2713" calcext:value-type="float">
            <text:p>0.000002713</text:p>
          </table:table-cell>
          <table:table-cell office:value-type="float" office:value="0.000006578" calcext:value-type="float">
            <text:p>0.000006578</text:p>
          </table:table-cell>
          <table:table-cell office:value-type="float" office:value="0.000014696" calcext:value-type="float">
            <text:p>0.000014696</text:p>
          </table:table-cell>
          <table:table-cell office:value-type="float" office:value="0.000027966" calcext:value-type="float">
            <text:p>0.000027966</text:p>
          </table:table-cell>
          <table:table-cell office:value-type="float" office:value="0.000049898" calcext:value-type="float">
            <text:p>0.000049898</text:p>
          </table:table-cell>
          <table:table-cell office:value-type="float" office:value="0.000081857" calcext:value-type="float">
            <text:p>0.000081857</text:p>
          </table:table-cell>
          <table:table-cell office:value-type="float" office:value="0.000128013" calcext:value-type="float">
            <text:p>0.000128013</text:p>
          </table:table-cell>
          <table:table-cell office:value-type="float" office:value="0.000191392" calcext:value-type="float">
            <text:p>0.000191392</text:p>
          </table:table-cell>
          <table:table-cell office:value-type="float" office:value="0.000275913" calcext:value-type="float">
            <text:p>0.000275913</text:p>
          </table:table-cell>
          <table:table-cell office:value-type="float" office:value="0.000384496" calcext:value-type="float">
            <text:p>0.000384496</text:p>
          </table:table-cell>
          <table:table-cell office:value-type="float" office:value="0.000522141" calcext:value-type="float">
            <text:p>0.000522141</text:p>
          </table:table-cell>
          <table:table-cell office:value-type="float" office:value="0.000691543" calcext:value-type="float">
            <text:p>0.000691543</text:p>
          </table:table-cell>
          <table:table-cell office:value-type="float" office:value="0.000900871" calcext:value-type="float">
            <text:p>0.000900871</text:p>
          </table:table-cell>
          <table:table-cell office:value-type="float" office:value="0.001150088" calcext:value-type="float">
            <text:p>0.001150088</text:p>
          </table:table-cell>
          <table:table-cell office:value-type="float" office:value="0.001444543" calcext:value-type="float">
            <text:p>0.001444543</text:p>
          </table:table-cell>
          <table:table-cell office:value-type="float" office:value="0.001788363" calcext:value-type="float">
            <text:p>0.001788363</text:p>
          </table:table-cell>
          <table:table-cell office:value-type="float" office:value="0.002178615" calcext:value-type="float">
            <text:p>0.002178615</text:p>
          </table:table-cell>
          <table:table-cell office:value-type="float" office:value="0.002628545" calcext:value-type="float">
            <text:p>0.002628545</text:p>
          </table:table-cell>
          <table:table-cell office:value-type="float" office:value="0.003137069" calcext:value-type="float">
            <text:p>0.003137069</text:p>
          </table:table-cell>
          <table:table-cell office:value-type="float" office:value="0.003701292" calcext:value-type="float">
            <text:p>0.003701292</text:p>
          </table:table-cell>
          <table:table-cell office:value-type="float" office:value="0.004326635" calcext:value-type="float">
            <text:p>0.004326635</text:p>
          </table:table-cell>
          <table:table-cell office:value-type="float" office:value="0.005005823" calcext:value-type="float">
            <text:p>0.005005823</text:p>
          </table:table-cell>
          <table:table-cell office:value-type="float" office:value="0.005755256" calcext:value-type="float">
            <text:p>0.005755256</text:p>
          </table:table-cell>
          <table:table-cell office:value-type="float" office:value="0.006561072" calcext:value-type="float">
            <text:p>0.006561072</text:p>
          </table:table-cell>
          <table:table-cell office:value-type="float" office:value="0.007425176" calcext:value-type="float">
            <text:p>0.007425176</text:p>
          </table:table-cell>
          <table:table-cell office:value-type="float" office:value="0.008342541" calcext:value-type="float">
            <text:p>0.008342541</text:p>
          </table:table-cell>
          <table:table-cell office:value-type="float" office:value="0.009312362" calcext:value-type="float">
            <text:p>0.009312362</text:p>
          </table:table-cell>
          <table:table-cell office:value-type="float" office:value="0.010333041" calcext:value-type="float">
            <text:p>0.010333041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19] / [.C19]" office:value-type="float" office:value="0.107142857142857" calcext:value-type="float">
            <text:p>0.11</text:p>
          </table:table-cell>
          <table:table-cell office:value-type="float" office:value="210" calcext:value-type="float">
            <text:p>210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865559455" calcext:value-type="float">
            <text:p>0.865559455</text:p>
          </table:table-cell>
          <table:table-cell office:value-type="float" office:value="0.000000367" calcext:value-type="float">
            <text:p>0.000000367</text:p>
          </table:table-cell>
          <table:table-cell office:value-type="float" office:value="0.000001959" calcext:value-type="float">
            <text:p>0.000001959</text:p>
          </table:table-cell>
          <table:table-cell office:value-type="float" office:value="0.000006347" calcext:value-type="float">
            <text:p>0.000006347</text:p>
          </table:table-cell>
          <table:table-cell office:value-type="float" office:value="0.000016291" calcext:value-type="float">
            <text:p>0.000016291</text:p>
          </table:table-cell>
          <table:table-cell office:value-type="float" office:value="0.000034898" calcext:value-type="float">
            <text:p>0.000034898</text:p>
          </table:table-cell>
          <table:table-cell office:value-type="float" office:value="0.000066201" calcext:value-type="float">
            <text:p>0.000066201</text:p>
          </table:table-cell>
          <table:table-cell office:value-type="float" office:value="0.000114541" calcext:value-type="float">
            <text:p>0.000114541</text:p>
          </table:table-cell>
          <table:table-cell office:value-type="float" office:value="0.000187585" calcext:value-type="float">
            <text:p>0.000187585</text:p>
          </table:table-cell>
          <table:table-cell office:value-type="float" office:value="0.000289147" calcext:value-type="float">
            <text:p>0.000289147</text:p>
          </table:table-cell>
          <table:table-cell office:value-type="float" office:value="0.000424964" calcext:value-type="float">
            <text:p>0.000424964</text:p>
          </table:table-cell>
          <table:table-cell office:value-type="float" office:value="0.000604536" calcext:value-type="float">
            <text:p>0.000604536</text:p>
          </table:table-cell>
          <table:table-cell office:value-type="float" office:value="0.00083139" calcext:value-type="float">
            <text:p>0.00083139</text:p>
          </table:table-cell>
          <table:table-cell office:value-type="float" office:value="0.001111639" calcext:value-type="float">
            <text:p>0.001111639</text:p>
          </table:table-cell>
          <table:table-cell office:value-type="float" office:value="0.001455391" calcext:value-type="float">
            <text:p>0.001455391</text:p>
          </table:table-cell>
          <table:table-cell office:value-type="float" office:value="0.001868091" calcext:value-type="float">
            <text:p>0.001868091</text:p>
          </table:table-cell>
          <table:table-cell office:value-type="float" office:value="0.002342584" calcext:value-type="float">
            <text:p>0.002342584</text:p>
          </table:table-cell>
          <table:table-cell office:value-type="float" office:value="0.002897425" calcext:value-type="float">
            <text:p>0.002897425</text:p>
          </table:table-cell>
          <table:table-cell office:value-type="float" office:value="0.003529086" calcext:value-type="float">
            <text:p>0.003529086</text:p>
          </table:table-cell>
          <table:table-cell office:value-type="float" office:value="0.004241661" calcext:value-type="float">
            <text:p>0.004241661</text:p>
          </table:table-cell>
          <table:table-cell office:value-type="float" office:value="0.005031056" calcext:value-type="float">
            <text:p>0.005031056</text:p>
          </table:table-cell>
          <table:table-cell office:value-type="float" office:value="0.005897289" calcext:value-type="float">
            <text:p>0.005897289</text:p>
          </table:table-cell>
          <table:table-cell office:value-type="float" office:value="0.006848611" calcext:value-type="float">
            <text:p>0.006848611</text:p>
          </table:table-cell>
          <table:table-cell office:value-type="float" office:value="0.007877961" calcext:value-type="float">
            <text:p>0.007877961</text:p>
          </table:table-cell>
          <table:table-cell office:value-type="float" office:value="0.00896953" calcext:value-type="float">
            <text:p>0.00896953</text:p>
          </table:table-cell>
          <table:table-cell office:value-type="float" office:value="0.010121027" calcext:value-type="float">
            <text:p>0.010121027</text:p>
          </table:table-cell>
          <table:table-cell office:value-type="float" office:value="0.011336869" calcext:value-type="float">
            <text:p>0.011336869</text:p>
          </table:table-cell>
          <table:table-cell office:value-type="float" office:value="0.01260126" calcext:value-type="float">
            <text:p>0.01260126</text:p>
          </table:table-cell>
          <table:table-cell office:value-type="float" office:value="0.01390318" calcext:value-type="float">
            <text:p>0.01390318</text:p>
          </table:table-cell>
          <table:table-cell office:value-type="float" office:value="0.015241039" calcext:value-type="float">
            <text:p>0.015241039</text:p>
          </table:table-cell>
          <table:table-cell office:value-type="float" office:value="0.01658862" calcext:value-type="float">
            <text:p>0.0165886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29:.AK29])" office:value-type="float" office:value="91.133513" calcext:value-type="float">
            <text:p>91.13</text:p>
          </table:table-cell>
          <table:table-cell office:value-type="string" calcext:value-type="string">
            <text:p>RTP%</text:p>
          </table:table-cell>
          <table:table-cell table:formula="of:= 100 * [.G15] * [.G22] / [.$D15]" office:value-type="float" office:value="0" calcext:value-type="float">
            <text:p>0</text:p>
          </table:table-cell>
          <table:table-cell table:formula="of:= 100 * [.H15] * [.H22] / [.$D15]" office:value-type="float" office:value="0.1" calcext:value-type="float">
            <text:p>0.1</text:p>
          </table:table-cell>
          <table:table-cell table:formula="of:= 100 * [.I15] * [.I22] / [.$D15]" office:value-type="float" office:value="1.08" calcext:value-type="float">
            <text:p>1.08</text:p>
          </table:table-cell>
          <table:table-cell table:formula="of:= 100 * [.J15] * [.J22] / [.$D15]" office:value-type="float" office:value="4.24" calcext:value-type="float">
            <text:p>4.24</text:p>
          </table:table-cell>
          <table:table-cell table:formula="of:= 100 * [.K15] * [.K22] / [.$D15]" office:value-type="float" office:value="6.37" calcext:value-type="float">
            <text:p>6.37</text:p>
          </table:table-cell>
          <table:table-cell table:formula="of:= 100 * [.L15] * [.L22] / [.$D15]" office:value-type="float" office:value="11.52" calcext:value-type="float">
            <text:p>11.52</text:p>
          </table:table-cell>
          <table:table-cell table:formula="of:= 100 * [.M15] * [.M22] / [.$D15]" office:value-type="float" office:value="19.85" calcext:value-type="float">
            <text:p>19.85</text:p>
          </table:table-cell>
          <table:table-cell table:formula="of:= 100 * [.N15] * [.N22] / [.$D15]" office:value-type="float" office:value="20.95" calcext:value-type="float">
            <text:p>20.95</text:p>
          </table:table-cell>
          <table:table-cell table:formula="of:= 100 * [.O15] * [.O22] / [.$D15]" office:value-type="float" office:value="1.281" calcext:value-type="float">
            <text:p>1.281</text:p>
          </table:table-cell>
          <table:table-cell table:formula="of:= 100 * [.P15] * [.P22] / [.$D15]" office:value-type="float" office:value="1.6125" calcext:value-type="float">
            <text:p>1.6125</text:p>
          </table:table-cell>
          <table:table-cell table:formula="of:= 100 * [.Q15] * [.Q22] / [.$D15]" office:value-type="float" office:value="1.5925" calcext:value-type="float">
            <text:p>1.5925</text:p>
          </table:table-cell>
          <table:table-cell table:formula="of:= 100 * [.R15] * [.R22] / [.$D15]" office:value-type="float" office:value="1.20725" calcext:value-type="float">
            <text:p>1.20725</text:p>
          </table:table-cell>
          <table:table-cell table:formula="of:= 100 * [.S15] * [.S22] / [.$D15]" office:value-type="float" office:value="0.6943" calcext:value-type="float">
            <text:p>0.6943</text:p>
          </table:table-cell>
          <table:table-cell table:formula="of:= 100 * [.T15] * [.T22] / [.$D15]" office:value-type="float" office:value="0.89397" calcext:value-type="float">
            <text:p>0.89397</text:p>
          </table:table-cell>
          <table:table-cell table:formula="of:= 100 * [.U15] * [.U22] / [.$D15]" office:value-type="float" office:value="1.10336" calcext:value-type="float">
            <text:p>1.10336</text:p>
          </table:table-cell>
          <table:table-cell table:formula="of:= 100 * [.V15] * [.V22] / [.$D15]" office:value-type="float" office:value="1.31187" calcext:value-type="float">
            <text:p>1.31187</text:p>
          </table:table-cell>
          <table:table-cell table:formula="of:= 100 * [.W15] * [.W22] / [.$D15]" office:value-type="float" office:value="1.50222" calcext:value-type="float">
            <text:p>1.50222</text:p>
          </table:table-cell>
          <table:table-cell table:formula="of:= 100 * [.X15] * [.X22] / [.$D15]" office:value-type="float" office:value="1.65755" calcext:value-type="float">
            <text:p>1.65755</text:p>
          </table:table-cell>
          <table:table-cell table:formula="of:= 100 * [.Y15] * [.Y22] / [.$D15]" office:value-type="float" office:value="1.68592" calcext:value-type="float">
            <text:p>1.68592</text:p>
          </table:table-cell>
          <table:table-cell table:formula="of:= 100 * [.Z15] * [.Z22] / [.$D15]" office:value-type="float" office:value="1.61712" calcext:value-type="float">
            <text:p>1.61712</text:p>
          </table:table-cell>
          <table:table-cell table:formula="of:= 100 * [.AA15] * [.AA22] / [.$D15]" office:value-type="float" office:value="1.3644" calcext:value-type="float">
            <text:p>1.3644</text:p>
          </table:table-cell>
          <table:table-cell table:formula="of:= 100 * [.AB15] * [.AB22] / [.$D15]" office:value-type="float" office:value="0.8478" calcext:value-type="float">
            <text:p>0.8478</text:p>
          </table:table-cell>
          <table:table-cell table:formula="of:= 100 * [.AC15] * [.AC22] / [.$D15]" office:value-type="float" office:value="0.946737" calcext:value-type="float">
            <text:p>0.946737</text:p>
          </table:table-cell>
          <table:table-cell table:formula="of:= 100 * [.AD15] * [.AD22] / [.$D15]" office:value-type="float" office:value="1.037088" calcext:value-type="float">
            <text:p>1.037088</text:p>
          </table:table-cell>
          <table:table-cell table:formula="of:= 100 * [.AE15] * [.AE22] / [.$D15]" office:value-type="float" office:value="1.104796" calcext:value-type="float">
            <text:p>1.104796</text:p>
          </table:table-cell>
          <table:table-cell table:formula="of:= 100 * [.AF15] * [.AF22] / [.$D15]" office:value-type="float" office:value="1.146918" calcext:value-type="float">
            <text:p>1.146918</text:p>
          </table:table-cell>
          <table:table-cell table:formula="of:= 100 * [.AG15] * [.AG22] / [.$D15]" office:value-type="float" office:value="1.143445" calcext:value-type="float">
            <text:p>1.143445</text:p>
          </table:table-cell>
          <table:table-cell table:formula="of:= 100 * [.AH15] * [.AH22] / [.$D15]" office:value-type="float" office:value="1.091784" calcext:value-type="float">
            <text:p>1.091784</text:p>
          </table:table-cell>
          <table:table-cell table:formula="of:= 100 * [.AI15] * [.AI22] / [.$D15]" office:value-type="float" office:value="0.972798" calcext:value-type="float">
            <text:p>0.972798</text:p>
          </table:table-cell>
          <table:table-cell table:formula="of:= 100 * [.AJ15] * [.AJ22] / [.$D15]" office:value-type="float" office:value="0.762282" calcext:value-type="float">
            <text:p>0.762282</text:p>
          </table:table-cell>
          <table:table-cell table:formula="of:= 100 * [.AK15] * [.AK22] / [.$D15]" office:value-type="float" office:value="0.445905" calcext:value-type="float">
            <text:p>0.44590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0:.AK30])" office:value-type="float" office:value="73.6036234666666" calcext:value-type="float">
            <text:p>73.60</text:p>
          </table:table-cell>
          <table:table-cell office:value-type="string" calcext:value-type="string">
            <text:p>RTP%</text:p>
          </table:table-cell>
          <table:table-cell table:formula="of:= 100 * [.G16] * [.G23] / [.$D16]" office:value-type="float" office:value="0" calcext:value-type="float">
            <text:p>0</text:p>
          </table:table-cell>
          <table:table-cell table:formula="of:= 100 * [.H16] * [.H23] / [.$D16]" office:value-type="float" office:value="0.146666666666667" calcext:value-type="float">
            <text:p>0.1466666667</text:p>
          </table:table-cell>
          <table:table-cell table:formula="of:= 100 * [.I16] * [.I23] / [.$D16]" office:value-type="float" office:value="0.84" calcext:value-type="float">
            <text:p>0.84</text:p>
          </table:table-cell>
          <table:table-cell table:formula="of:= 100 * [.J16] * [.J23] / [.$D16]" office:value-type="float" office:value="2.56" calcext:value-type="float">
            <text:p>2.56</text:p>
          </table:table-cell>
          <table:table-cell table:formula="of:= 100 * [.K16] * [.K23] / [.$D16]" office:value-type="float" office:value="5.60933333333333" calcext:value-type="float">
            <text:p>5.6093333333</text:p>
          </table:table-cell>
          <table:table-cell table:formula="of:= 100 * [.L16] * [.L23] / [.$D16]" office:value-type="float" office:value="10.272" calcext:value-type="float">
            <text:p>10.272</text:p>
          </table:table-cell>
          <table:table-cell table:formula="of:= 100 * [.M16] * [.M23] / [.$D16]" office:value-type="float" office:value="17.72" calcext:value-type="float">
            <text:p>17.72</text:p>
          </table:table-cell>
          <table:table-cell table:formula="of:= 100 * [.N16] * [.N23] / [.$D16]" office:value-type="float" office:value="16.41" calcext:value-type="float">
            <text:p>16.41</text:p>
          </table:table-cell>
          <table:table-cell table:formula="of:= 100 * [.O16] * [.O23] / [.$D16]" office:value-type="float" office:value="1.10813333333333" calcext:value-type="float">
            <text:p>1.1081333333</text:p>
          </table:table-cell>
          <table:table-cell table:formula="of:= 100 * [.P16] * [.P23] / [.$D16]" office:value-type="float" office:value="1.3073" calcext:value-type="float">
            <text:p>1.3073</text:p>
          </table:table-cell>
          <table:table-cell table:formula="of:= 100 * [.Q16] * [.Q23] / [.$D16]" office:value-type="float" office:value="1.33746666666667" calcext:value-type="float">
            <text:p>1.3374666667</text:p>
          </table:table-cell>
          <table:table-cell table:formula="of:= 100 * [.R16] * [.R23] / [.$D16]" office:value-type="float" office:value="0.990933333333333" calcext:value-type="float">
            <text:p>0.9909333333</text:p>
          </table:table-cell>
          <table:table-cell table:formula="of:= 100 * [.S16] * [.S23] / [.$D16]" office:value-type="float" office:value="0.573293333333333" calcext:value-type="float">
            <text:p>0.5732933333</text:p>
          </table:table-cell>
          <table:table-cell table:formula="of:= 100 * [.T16] * [.T23] / [.$D16]" office:value-type="float" office:value="0.717096" calcext:value-type="float">
            <text:p>0.717096</text:p>
          </table:table-cell>
          <table:table-cell table:formula="of:= 100 * [.U16] * [.U23] / [.$D16]" office:value-type="float" office:value="0.8704" calcext:value-type="float">
            <text:p>0.8704</text:p>
          </table:table-cell>
          <table:table-cell table:formula="of:= 100 * [.V16] * [.V23] / [.$D16]" office:value-type="float" office:value="1.014552" calcext:value-type="float">
            <text:p>1.014552</text:p>
          </table:table-cell>
          <table:table-cell table:formula="of:= 100 * [.W16] * [.W23] / [.$D16]" office:value-type="float" office:value="1.14296" calcext:value-type="float">
            <text:p>1.14296</text:p>
          </table:table-cell>
          <table:table-cell table:formula="of:= 100 * [.X16] * [.X23] / [.$D16]" office:value-type="float" office:value="1.23263333333333" calcext:value-type="float">
            <text:p>1.2326333333</text:p>
          </table:table-cell>
          <table:table-cell table:formula="of:= 100 * [.Y16] * [.Y23] / [.$D16]" office:value-type="float" office:value="1.26194666666667" calcext:value-type="float">
            <text:p>1.2619466667</text:p>
          </table:table-cell>
          <table:table-cell table:formula="of:= 100 * [.Z16] * [.Z23] / [.$D16]" office:value-type="float" office:value="1.190484" calcext:value-type="float">
            <text:p>1.190484</text:p>
          </table:table-cell>
          <table:table-cell table:formula="of:= 100 * [.AA16] * [.AA23] / [.$D16]" office:value-type="float" office:value="0.986056" calcext:value-type="float">
            <text:p>0.986056</text:p>
          </table:table-cell>
          <table:table-cell table:formula="of:= 100 * [.AB16] * [.AB23] / [.$D16]" office:value-type="float" office:value="0.60698" calcext:value-type="float">
            <text:p>0.60698</text:p>
          </table:table-cell>
          <table:table-cell table:formula="of:= 100 * [.AC16] * [.AC23] / [.$D16]" office:value-type="float" office:value="0.6643452" calcext:value-type="float">
            <text:p>0.6643452</text:p>
          </table:table-cell>
          <table:table-cell table:formula="of:= 100 * [.AD16] * [.AD23] / [.$D16]" office:value-type="float" office:value="0.714228266666667" calcext:value-type="float">
            <text:p>0.7142282667</text:p>
          </table:table-cell>
          <table:table-cell table:formula="of:= 100 * [.AE16] * [.AE23] / [.$D16]" office:value-type="float" office:value="0.748562266666667" calcext:value-type="float">
            <text:p>0.7485622667</text:p>
          </table:table-cell>
          <table:table-cell table:formula="of:= 100 * [.AF16] * [.AF23] / [.$D16]" office:value-type="float" office:value="0.7626552" calcext:value-type="float">
            <text:p>0.7626552</text:p>
          </table:table-cell>
          <table:table-cell table:formula="of:= 100 * [.AG16] * [.AG23] / [.$D16]" office:value-type="float" office:value="0.750229333333333" calcext:value-type="float">
            <text:p>0.7502293333</text:p>
          </table:table-cell>
          <table:table-cell table:formula="of:= 100 * [.AH16] * [.AH23] / [.$D16]" office:value-type="float" office:value="0.704178133333333" calcext:value-type="float">
            <text:p>0.7041781333</text:p>
          </table:table-cell>
          <table:table-cell table:formula="of:= 100 * [.AI16] * [.AI23] / [.$D16]" office:value-type="float" office:value="0.6143112" calcext:value-type="float">
            <text:p>0.6143112</text:p>
          </table:table-cell>
          <table:table-cell table:formula="of:= 100 * [.AJ16] * [.AJ23] / [.$D16]" office:value-type="float" office:value="0.474012533333333" calcext:value-type="float">
            <text:p>0.4740125333</text:p>
          </table:table-cell>
          <table:table-cell table:formula="of:= 100 * [.AK16] * [.AK23] / [.$D16]" office:value-type="float" office:value="0.272866666666667" calcext:value-type="float">
            <text:p>0.2728666667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1:.AK31])" office:value-type="float" office:value="66.8998578333333" calcext:value-type="float">
            <text:p>66.90</text:p>
          </table:table-cell>
          <table:table-cell office:value-type="string" calcext:value-type="string">
            <text:p>RTP%</text:p>
          </table:table-cell>
          <table:table-cell table:formula="of:= 100 * [.G17] * [.G24] / [.$D17]" office:value-type="float" office:value="0" calcext:value-type="float">
            <text:p>0</text:p>
          </table:table-cell>
          <table:table-cell table:formula="of:= 100 * [.H17] * [.H24] / [.$D17]" office:value-type="float" office:value="0.113333333333333" calcext:value-type="float">
            <text:p>0.1133333333</text:p>
          </table:table-cell>
          <table:table-cell table:formula="of:= 100 * [.I17] * [.I24] / [.$D17]" office:value-type="float" office:value="0.801" calcext:value-type="float">
            <text:p>0.801</text:p>
          </table:table-cell>
          <table:table-cell table:formula="of:= 100 * [.J17] * [.J24] / [.$D17]" office:value-type="float" office:value="2.512" calcext:value-type="float">
            <text:p>2.512</text:p>
          </table:table-cell>
          <table:table-cell table:formula="of:= 100 * [.K17] * [.K24] / [.$D17]" office:value-type="float" office:value="5.54633333333333" calcext:value-type="float">
            <text:p>5.5463333333</text:p>
          </table:table-cell>
          <table:table-cell table:formula="of:= 100 * [.L17] * [.L24] / [.$D17]" office:value-type="float" office:value="10.25" calcext:value-type="float">
            <text:p>10.25</text:p>
          </table:table-cell>
          <table:table-cell table:formula="of:= 100 * [.M17] * [.M24] / [.$D17]" office:value-type="float" office:value="16.7283333333333" calcext:value-type="float">
            <text:p>16.7283333333</text:p>
          </table:table-cell>
          <table:table-cell table:formula="of:= 100 * [.N17] * [.N24] / [.$D17]" office:value-type="float" office:value="14.9116666666667" calcext:value-type="float">
            <text:p>14.9116666667</text:p>
          </table:table-cell>
          <table:table-cell table:formula="of:= 100 * [.O17] * [.O24] / [.$D17]" office:value-type="float" office:value="0.997166666666667" calcext:value-type="float">
            <text:p>0.9971666667</text:p>
          </table:table-cell>
          <table:table-cell table:formula="of:= 100 * [.P17] * [.P24] / [.$D17]" office:value-type="float" office:value="1.182" calcext:value-type="float">
            <text:p>1.182</text:p>
          </table:table-cell>
          <table:table-cell table:formula="of:= 100 * [.Q17] * [.Q24] / [.$D17]" office:value-type="float" office:value="1.19141666666667" calcext:value-type="float">
            <text:p>1.1914166667</text:p>
          </table:table-cell>
          <table:table-cell table:formula="of:= 100 * [.R17] * [.R24] / [.$D17]" office:value-type="float" office:value="0.873583333333333" calcext:value-type="float">
            <text:p>0.8735833333</text:p>
          </table:table-cell>
          <table:table-cell table:formula="of:= 100 * [.S17] * [.S24] / [.$D17]" office:value-type="float" office:value="0.491636666666667" calcext:value-type="float">
            <text:p>0.4916366667</text:p>
          </table:table-cell>
          <table:table-cell table:formula="of:= 100 * [.T17] * [.T24] / [.$D17]" office:value-type="float" office:value="0.613251" calcext:value-type="float">
            <text:p>0.613251</text:p>
          </table:table-cell>
          <table:table-cell table:formula="of:= 100 * [.U17] * [.U24] / [.$D17]" office:value-type="float" office:value="0.732661333333333" calcext:value-type="float">
            <text:p>0.7326613333</text:p>
          </table:table-cell>
          <table:table-cell table:formula="of:= 100 * [.V17] * [.V24] / [.$D17]" office:value-type="float" office:value="0.845343333333334" calcext:value-type="float">
            <text:p>0.8453433333</text:p>
          </table:table-cell>
          <table:table-cell table:formula="of:= 100 * [.W17] * [.W24] / [.$D17]" office:value-type="float" office:value="0.938426" calcext:value-type="float">
            <text:p>0.938426</text:p>
          </table:table-cell>
          <table:table-cell table:formula="of:= 100 * [.X17] * [.X24] / [.$D17]" office:value-type="float" office:value="0.998051666666667" calcext:value-type="float">
            <text:p>0.9980516667</text:p>
          </table:table-cell>
          <table:table-cell table:formula="of:= 100 * [.Y17] * [.Y24] / [.$D17]" office:value-type="float" office:value="1.00074666666667" calcext:value-type="float">
            <text:p>1.0007466667</text:p>
          </table:table-cell>
          <table:table-cell table:formula="of:= 100 * [.Z17] * [.Z24] / [.$D17]" office:value-type="float" office:value="0.930619" calcext:value-type="float">
            <text:p>0.930619</text:p>
          </table:table-cell>
          <table:table-cell table:formula="of:= 100 * [.AA17] * [.AA24] / [.$D17]" office:value-type="float" office:value="0.760081333333333" calcext:value-type="float">
            <text:p>0.7600813333</text:p>
          </table:table-cell>
          <table:table-cell table:formula="of:= 100 * [.AB17] * [.AB24] / [.$D17]" office:value-type="float" office:value="0.461546333333333" calcext:value-type="float">
            <text:p>0.4615463333</text:p>
          </table:table-cell>
          <table:table-cell table:formula="of:= 100 * [.AC17] * [.AC24] / [.$D17]" office:value-type="float" office:value="0.4968048" calcext:value-type="float">
            <text:p>0.4968048</text:p>
          </table:table-cell>
          <table:table-cell table:formula="of:= 100 * [.AD17] * [.AD24] / [.$D17]" office:value-type="float" office:value="0.525155733333333" calcext:value-type="float">
            <text:p>0.5251557333</text:p>
          </table:table-cell>
          <table:table-cell table:formula="of:= 100 * [.AE17] * [.AE24] / [.$D17]" office:value-type="float" office:value="0.541802566666667" calcext:value-type="float">
            <text:p>0.5418025667</text:p>
          </table:table-cell>
          <table:table-cell table:formula="of:= 100 * [.AF17] * [.AF24] / [.$D17]" office:value-type="float" office:value="0.5424856" calcext:value-type="float">
            <text:p>0.5424856</text:p>
          </table:table-cell>
          <table:table-cell table:formula="of:= 100 * [.AG17] * [.AG24] / [.$D17]" office:value-type="float" office:value="0.524379" calcext:value-type="float">
            <text:p>0.524379</text:p>
          </table:table-cell>
          <table:table-cell table:formula="of:= 100 * [.AH17] * [.AH24] / [.$D17]" office:value-type="float" office:value="0.483094" calcext:value-type="float">
            <text:p>0.483094</text:p>
          </table:table-cell>
          <table:table-cell table:formula="of:= 100 * [.AI17] * [.AI24] / [.$D17]" office:value-type="float" office:value="0.4148356" calcext:value-type="float">
            <text:p>0.4148356</text:p>
          </table:table-cell>
          <table:table-cell table:formula="of:= 100 * [.AJ17] * [.AJ24] / [.$D17]" office:value-type="float" office:value="0.314319333333333" calcext:value-type="float">
            <text:p>0.3143193333</text:p>
          </table:table-cell>
          <table:table-cell table:formula="of:= 100 * [.AK17] * [.AK24] / [.$D17]" office:value-type="float" office:value="0.177784533333333" calcext:value-type="float">
            <text:p>0.1777845333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2:.AK32])" office:value-type="float" office:value="60.5867016333333" calcext:value-type="float">
            <text:p>60.59</text:p>
          </table:table-cell>
          <table:table-cell office:value-type="string" calcext:value-type="string">
            <text:p>RTP%</text:p>
          </table:table-cell>
          <table:table-cell table:formula="of:= 100 * [.G18] * [.G25] / [.$D18]" office:value-type="float" office:value="0" calcext:value-type="float">
            <text:p>0</text:p>
          </table:table-cell>
          <table:table-cell table:formula="of:= 100 * [.H18] * [.H25] / [.$D18]" office:value-type="float" office:value="0.165555555555556" calcext:value-type="float">
            <text:p>0.1655555556</text:p>
          </table:table-cell>
          <table:table-cell table:formula="of:= 100 * [.I18] * [.I25] / [.$D18]" office:value-type="float" office:value="0.783" calcext:value-type="float">
            <text:p>0.783</text:p>
          </table:table-cell>
          <table:table-cell table:formula="of:= 100 * [.J18] * [.J25] / [.$D18]" office:value-type="float" office:value="2.41155555555556" calcext:value-type="float">
            <text:p>2.4115555556</text:p>
          </table:table-cell>
          <table:table-cell table:formula="of:= 100 * [.K18] * [.K25] / [.$D18]" office:value-type="float" office:value="5.11622222222222" calcext:value-type="float">
            <text:p>5.1162222222</text:p>
          </table:table-cell>
          <table:table-cell table:formula="of:= 100 * [.L18] * [.L25] / [.$D18]" office:value-type="float" office:value="9.79733333333333" calcext:value-type="float">
            <text:p>9.7973333333</text:p>
          </table:table-cell>
          <table:table-cell table:formula="of:= 100 * [.M18] * [.M25] / [.$D18]" office:value-type="float" office:value="15.5366666666667" calcext:value-type="float">
            <text:p>15.5366666667</text:p>
          </table:table-cell>
          <table:table-cell table:formula="of:= 100 * [.N18] * [.N25] / [.$D18]" office:value-type="float" office:value="13.8605555555556" calcext:value-type="float">
            <text:p>13.8605555556</text:p>
          </table:table-cell>
          <table:table-cell table:formula="of:= 100 * [.O18] * [.O25] / [.$D18]" office:value-type="float" office:value="0.909522222222222" calcext:value-type="float">
            <text:p>0.9095222222</text:p>
          </table:table-cell>
          <table:table-cell table:formula="of:= 100 * [.P18] * [.P25] / [.$D18]" office:value-type="float" office:value="1.066775" calcext:value-type="float">
            <text:p>1.066775</text:p>
          </table:table-cell>
          <table:table-cell table:formula="of:= 100 * [.Q18] * [.Q25] / [.$D18]" office:value-type="float" office:value="1.06328888888889" calcext:value-type="float">
            <text:p>1.0632888889</text:p>
          </table:table-cell>
          <table:table-cell table:formula="of:= 100 * [.R18] * [.R25] / [.$D18]" office:value-type="float" office:value="0.766425" calcext:value-type="float">
            <text:p>0.766425</text:p>
          </table:table-cell>
          <table:table-cell table:formula="of:= 100 * [.S18] * [.S25] / [.$D18]" office:value-type="float" office:value="0.427217777777778" calcext:value-type="float">
            <text:p>0.4272177778</text:p>
          </table:table-cell>
          <table:table-cell table:formula="of:= 100 * [.T18] * [.T25] / [.$D18]" office:value-type="float" office:value="0.522141" calcext:value-type="float">
            <text:p>0.522141</text:p>
          </table:table-cell>
          <table:table-cell table:formula="of:= 100 * [.U18] * [.U25] / [.$D18]" office:value-type="float" office:value="0.614704888888889" calcext:value-type="float">
            <text:p>0.6147048889</text:p>
          </table:table-cell>
          <table:table-cell table:formula="of:= 100 * [.V18] * [.V25] / [.$D18]" office:value-type="float" office:value="0.700677444444444" calcext:value-type="float">
            <text:p>0.7006774444</text:p>
          </table:table-cell>
          <table:table-cell table:formula="of:= 100 * [.W18] * [.W25] / [.$D18]" office:value-type="float" office:value="0.766725333333333" calcext:value-type="float">
            <text:p>0.7667253333</text:p>
          </table:table-cell>
          <table:table-cell table:formula="of:= 100 * [.X18] * [.X25] / [.$D18]" office:value-type="float" office:value="0.802523888888889" calcext:value-type="float">
            <text:p>0.8025238889</text:p>
          </table:table-cell>
          <table:table-cell table:formula="of:= 100 * [.Y18] * [.Y25] / [.$D18]" office:value-type="float" office:value="0.794828" calcext:value-type="float">
            <text:p>0.794828</text:p>
          </table:table-cell>
          <table:table-cell table:formula="of:= 100 * [.Z18] * [.Z25] / [.$D18]" office:value-type="float" office:value="0.726205" calcext:value-type="float">
            <text:p>0.726205</text:p>
          </table:table-cell>
          <table:table-cell table:formula="of:= 100 * [.AA18] * [.AA25] / [.$D18]" office:value-type="float" office:value="0.584121111111111" calcext:value-type="float">
            <text:p>0.5841211111</text:p>
          </table:table-cell>
          <table:table-cell table:formula="of:= 100 * [.AB18] * [.AB25] / [.$D18]" office:value-type="float" office:value="0.348563222222222" calcext:value-type="float">
            <text:p>0.3485632222</text:p>
          </table:table-cell>
          <table:table-cell table:formula="of:= 100 * [.AC18] * [.AC25] / [.$D18]" office:value-type="float" office:value="0.3701292" calcext:value-type="float">
            <text:p>0.3701292</text:p>
          </table:table-cell>
          <table:table-cell table:formula="of:= 100 * [.AD18] * [.AD25] / [.$D18]" office:value-type="float" office:value="0.384589777777778" calcext:value-type="float">
            <text:p>0.3845897778</text:p>
          </table:table-cell>
          <table:table-cell table:formula="of:= 100 * [.AE18] * [.AE25] / [.$D18]" office:value-type="float" office:value="0.389341788888889" calcext:value-type="float">
            <text:p>0.3893417889</text:p>
          </table:table-cell>
          <table:table-cell table:formula="of:= 100 * [.AF18] * [.AF25] / [.$D18]" office:value-type="float" office:value="0.383683733333333" calcext:value-type="float">
            <text:p>0.3836837333</text:p>
          </table:table-cell>
          <table:table-cell table:formula="of:= 100 * [.AG18] * [.AG25] / [.$D18]" office:value-type="float" office:value="0.364504" calcext:value-type="float">
            <text:p>0.364504</text:p>
          </table:table-cell>
          <table:table-cell table:formula="of:= 100 * [.AH18] * [.AH25] / [.$D18]" office:value-type="float" office:value="0.330007822222222" calcext:value-type="float">
            <text:p>0.3300078222</text:p>
          </table:table-cell>
          <table:table-cell table:formula="of:= 100 * [.AI18] * [.AI25] / [.$D18]" office:value-type="float" office:value="0.2780847" calcext:value-type="float">
            <text:p>0.2780847</text:p>
          </table:table-cell>
          <table:table-cell table:formula="of:= 100 * [.AJ18] * [.AJ25] / [.$D18]" office:value-type="float" office:value="0.206941377777778" calcext:value-type="float">
            <text:p>0.2069413778</text:p>
          </table:table-cell>
          <table:table-cell table:formula="of:= 100 * [.AK18] * [.AK25] / [.$D18]" office:value-type="float" office:value="0.114811566666667" calcext:value-type="float">
            <text:p>0.1148115667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3:.AK33])" office:value-type="float" office:value="55.4867451644444" calcext:value-type="float">
            <text:p>55.49</text:p>
          </table:table-cell>
          <table:table-cell office:value-type="string" calcext:value-type="string">
            <text:p>RTP%</text:p>
          </table:table-cell>
          <table:table-cell table:formula="of:= 100 * [.G19] * [.G26] / [.$D19]" office:value-type="float" office:value="0" calcext:value-type="float">
            <text:p>0</text:p>
          </table:table-cell>
          <table:table-cell table:formula="of:= 100 * [.H19] * [.H26] / [.$D19]" office:value-type="float" office:value="0.163111111111111" calcext:value-type="float">
            <text:p>0.1631111111</text:p>
          </table:table-cell>
          <table:table-cell table:formula="of:= 100 * [.I19] * [.I26] / [.$D19]" office:value-type="float" office:value="0.7836" calcext:value-type="float">
            <text:p>0.7836</text:p>
          </table:table-cell>
          <table:table-cell table:formula="of:= 100 * [.J19] * [.J26] / [.$D19]" office:value-type="float" office:value="2.25671111111111" calcext:value-type="float">
            <text:p>2.2567111111</text:p>
          </table:table-cell>
          <table:table-cell table:formula="of:= 100 * [.K19] * [.K26] / [.$D19]" office:value-type="float" office:value="5.06831111111111" calcext:value-type="float">
            <text:p>5.0683111111</text:p>
          </table:table-cell>
          <table:table-cell table:formula="of:= 100 * [.L19] * [.L26] / [.$D19]" office:value-type="float" office:value="9.30613333333334" calcext:value-type="float">
            <text:p>9.3061333333</text:p>
          </table:table-cell>
          <table:table-cell table:formula="of:= 100 * [.M19] * [.M26] / [.$D19]" office:value-type="float" office:value="14.7113333333333" calcext:value-type="float">
            <text:p>14.7113333333</text:p>
          </table:table-cell>
          <table:table-cell table:formula="of:= 100 * [.N19] * [.N26] / [.$D19]" office:value-type="float" office:value="12.7267777777778" calcext:value-type="float">
            <text:p>12.7267777778</text:p>
          </table:table-cell>
          <table:table-cell table:formula="of:= 100 * [.O19] * [.O26] / [.$D19]" office:value-type="float" office:value="0.833711111111111" calcext:value-type="float">
            <text:p>0.8337111111</text:p>
          </table:table-cell>
          <table:table-cell table:formula="of:= 100 * [.P19] * [.P26] / [.$D19]" office:value-type="float" office:value="0.963823333333333" calcext:value-type="float">
            <text:p>0.9638233333</text:p>
          </table:table-cell>
          <table:table-cell table:formula="of:= 100 * [.Q19] * [.Q26] / [.$D19]" office:value-type="float" office:value="0.944364444444445" calcext:value-type="float">
            <text:p>0.9443644444</text:p>
          </table:table-cell>
          <table:table-cell table:formula="of:= 100 * [.R19] * [.R26] / [.$D19]" office:value-type="float" office:value="0.671706666666667" calcext:value-type="float">
            <text:p>0.6717066667</text:p>
          </table:table-cell>
          <table:table-cell table:formula="of:= 100 * [.S19] * [.S26] / [.$D19]" office:value-type="float" office:value="0.369506666666667" calcext:value-type="float">
            <text:p>0.3695066667</text:p>
          </table:table-cell>
          <table:table-cell table:formula="of:= 100 * [.T19] * [.T26] / [.$D19]" office:value-type="float" office:value="0.4446556" calcext:value-type="float">
            <text:p>0.4446556</text:p>
          </table:table-cell>
          <table:table-cell table:formula="of:= 100 * [.U19] * [.U26] / [.$D19]" office:value-type="float" office:value="0.517472355555556" calcext:value-type="float">
            <text:p>0.5174723556</text:p>
          </table:table-cell>
          <table:table-cell table:formula="of:= 100 * [.V19] * [.V26] / [.$D19]" office:value-type="float" office:value="0.581183866666667" calcext:value-type="float">
            <text:p>0.5811838667</text:p>
          </table:table-cell>
          <table:table-cell table:formula="of:= 100 * [.W19] * [.W26] / [.$D19]" office:value-type="float" office:value="0.624689066666667" calcext:value-type="float">
            <text:p>0.6246890667</text:p>
          </table:table-cell>
          <table:table-cell table:formula="of:= 100 * [.X19] * [.X26] / [.$D19]" office:value-type="float" office:value="0.643872222222222" calcext:value-type="float">
            <text:p>0.6438722222</text:p>
          </table:table-cell>
          <table:table-cell table:formula="of:= 100 * [.Y19] * [.Y26] / [.$D19]" office:value-type="float" office:value="0.627393066666667" calcext:value-type="float">
            <text:p>0.6273930667</text:p>
          </table:table-cell>
          <table:table-cell table:formula="of:= 100 * [.Z19] * [.Z26] / [.$D19]" office:value-type="float" office:value="0.5655548" calcext:value-type="float">
            <text:p>0.5655548</text:p>
          </table:table-cell>
          <table:table-cell table:formula="of:= 100 * [.AA19] * [.AA26] / [.$D19]" office:value-type="float" office:value="0.447204977777778" calcext:value-type="float">
            <text:p>0.4472049778</text:p>
          </table:table-cell>
          <table:table-cell table:formula="of:= 100 * [.AB19] * [.AB26] / [.$D19]" office:value-type="float" office:value="0.262101733333333" calcext:value-type="float">
            <text:p>0.2621017333</text:p>
          </table:table-cell>
          <table:table-cell table:formula="of:= 100 * [.AC19] * [.AC26] / [.$D19]" office:value-type="float" office:value="0.27394444" calcext:value-type="float">
            <text:p>0.27394444</text:p>
          </table:table-cell>
          <table:table-cell table:formula="of:= 100 * [.AD19] * [.AD26] / [.$D19]" office:value-type="float" office:value="0.28010528" calcext:value-type="float">
            <text:p>0.28010528</text:p>
          </table:table-cell>
          <table:table-cell table:formula="of:= 100 * [.AE19] * [.AE26] / [.$D19]" office:value-type="float" office:value="0.279052044444444" calcext:value-type="float">
            <text:p>0.2790520444</text:p>
          </table:table-cell>
          <table:table-cell table:formula="of:= 100 * [.AF19] * [.AF26] / [.$D19]" office:value-type="float" office:value="0.269894053333333" calcext:value-type="float">
            <text:p>0.2698940533</text:p>
          </table:table-cell>
          <table:table-cell table:formula="of:= 100 * [.AG19] * [.AG26] / [.$D19]" office:value-type="float" office:value="0.251930422222222" calcext:value-type="float">
            <text:p>0.2519304222</text:p>
          </table:table-cell>
          <table:table-cell table:formula="of:= 100 * [.AH19] * [.AH26] / [.$D19]" office:value-type="float" office:value="0.2240224" calcext:value-type="float">
            <text:p>0.2240224</text:p>
          </table:table-cell>
          <table:table-cell table:formula="of:= 100 * [.AI19] * [.AI26] / [.$D19]" office:value-type="float" office:value="0.185375733333333" calcext:value-type="float">
            <text:p>0.1853757333</text:p>
          </table:table-cell>
          <table:table-cell table:formula="of:= 100 * [.AJ19] * [.AJ26] / [.$D19]" office:value-type="float" office:value="0.135475902222222" calcext:value-type="float">
            <text:p>0.1354759022</text:p>
          </table:table-cell>
          <table:table-cell table:formula="of:= 100 * [.AK19] * [.AK26] / [.$D19]" office:value-type="float" office:value="0.0737272" calcext:value-type="float">
            <text:p>0.0737272</text:p>
          </table:table-cell>
          <table:table-cell table:number-columns-repeated="987"/>
        </table:table-row>
      </table:table>
      <table:table table:name="Симулация" table:style-name="ta1"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import java.util.Arrays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ort java.util.Collections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ort java.util.Lis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ort java.util.Random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ass Ball implements Comparable&lt;Ball&gt; {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 value;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 color;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blic Ball(int value, int color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per(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is.value = value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is.color = color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@Overri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blic String toString(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turn "[" + value + "," + color + "]"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@Overri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blic int compareTo(Ball ball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turn this.value - ball.value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ublic class Main {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final Ball BALLS[] = { new Ball(1, 0), new Ball(2, 1), new Ball(3, 2), new Ball(4, 3)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w Ball(5, 4), new Ball(6, 5), new Ball(7, 6), new Ball(8, 7), new Ball(9, 8), new Ball(1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11, 0), new Ball(12, 1), new Ball(13, 2), new Ball(14, 3), new Ball(15, 4), new Ball(1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17, 6), new Ball(18, 7), new Ball(19, 8), new Ball(2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21, 0), new Ball(22, 1), new Ball(23, 2), new Ball(24, 3), new Ball(25, 4), new Ball(2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27, 6), new Ball(28, 7), new Ball(29, 8), new Ball(3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31, 0), new Ball(32, 1), new Ball(33, 2), new Ball(34, 3), new Ball(35, 4), new Ball(3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37, 6), new Ball(38, 7), new Ball(39, 8), new Ball(4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41, 0), new Ball(42, 1), new Ball(43, 2), new Ball(44, 3), new Ball(45, 4), new Ball(4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47, 6), new Ball(48, 7), new Ball(49, 8), new Ball(5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51, 0), new Ball(52, 1), new Ball(53, 2), new Ball(54, 3), new Ball(55, 4), new Ball(5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57, 6), new Ball(58, 7), new Ball(59, 8), new Ball(6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61, 0), new Ball(62, 1), new Ball(63, 2), new Ball(64, 3), new Ball(65, 4), new Ball(6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67, 6), new Ball(68, 7), new Ball(69, 8), new Ball(7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71, 0), new Ball(72, 1), new Ball(73, 2), new Ball(74, 3), new Ball(75, 4), new Ball(7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77, 6), new Ball(78, 7), new Ball(79, 8), new Ball(80, 9),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ew Ball(81, 0), new Ball(82, 1), new Ball(83, 2), new Ball(84, 3), new Ball(85, 4), new Ball(86, 5),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w Ball(87, 6), new Ball(88, 7), new Ball(89, 8), new Ball(90, 9), };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final Random PRNG = new Random();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void deal(List&lt;Ball&gt; balls, Ball[] drawn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lections.shuffle(balls)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or (int i = 0; i &lt; drawn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rawn[i] = balls.get(i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void mark(Ball[][] tickets, List&lt;Ball&gt; balls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r (int i = 0; i &lt; tickets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or (int j = 0; j &lt; tickets[i].length; j++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all ball = null;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/*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* Select random ball which is not part of the ticket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*/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o {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ll = balls.get(PRNG.nextInt(balls.size()));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for (int k = 0; k &lt; j; k++) {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f (tickets[i][k] == ball) {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all = null;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reak;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} while (ball == null);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ickets[i][j] = ball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/ Arrays.sort(tickets[i]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void count(Ball drawn[], Ball[][] tickets, long[][] counters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or (int i = 0, max, count; i &lt; tickets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ax = 0;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unt = 0;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*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 Check all drawn balls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/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oop: for (int k = 0; k &lt; drawn.length; k++) {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/*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* Check all balls marked in the ticket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<text:s/>*/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or (int j = 0; j &lt; tickets[i].length; j++) {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/*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<text:s/>* When ball is marked in the ticket.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<text:s/>*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f (tickets[i][j] == drawn[k]) {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ount++;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/*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Mark the position of the latest ball guess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/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(max &lt; k) {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ax = k;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/*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Six balls are known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/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(count &gt;= 6) {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reak loop;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/*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If the number is found in the ticket there is no nee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 to search the rest of the ticket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*/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}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f (count &gt;= 6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unters[i][max + 1]++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 else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unters[i][0]++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Count colors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 colors[] = { 0, 0, 0, 0, 0, 0, 0, 0, 0, 0, 0 }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(int k = 0; k &lt; drawn.length; k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lors[drawn[k].color]++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t sum = 0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(int i = 0; i &lt; colors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/*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 Count if more than six balls from the same color are drawn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/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f (colors[i] &gt;= 6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m++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unters[5][sum]++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ivate static void simulate(long runs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all drawn[] = { null, null, null, null, null, null, null, null, null, null, null, null, null, null, null, null,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ull, null, null, null, null, null, null, null, null, null, null, null, null, null, null, null, null,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ull, null, };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ist&lt;Ball&gt; balls = Arrays.asList(BALLS)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all tickets[][] = {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null, null, null, null, null, null, },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null, null, null, null, null, null, null, },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null, null, null, null, null, null, null, null, },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null, null, null, null, null, null, null, null, null, },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null, null, null, null, null, null, null, null, null, null, },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}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ong counters[][] = {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, 0, 0, 0, 0, 0, 0, 0, 0, 0, 0, 0, 0, 0, 0, 0, 0, 0, 0, 0, 0, 0, 0, 0,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, 0 }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, 0, 0, 0, 0, 0, 0, 0, 0, 0, 0, 0, 0, 0, 0, 0, 0, 0, 0, 0, 0, 0, 0, 0,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, 0 }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, 0, 0, 0, 0, 0, 0, 0, 0, 0, 0, 0, 0, 0, 0, 0, 0, 0, 0, 0, 0, 0, 0, 0,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, 0 }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, 0, 0, 0, 0, 0, 0, 0, 0, 0, 0, 0, 0, 0, 0, 0, 0, 0, 0, 0, 0, 0, 0, 0,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, 0 }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, 0, 0, 0, 0, 0, 0, 0, 0, 0, 0, 0, 0, 0, 0, 0, 0, 0, 0, 0, 0, 0, 0, 0,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, 0 },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{ 0, 0, 0, 0, 0, 0, 0, 0, 0, 0, 0 }, };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Simulation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(long r = 0, interval = (runs / 10000) == 0 ? 1 : (runs / 10000); r &lt; runs; r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/*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 Report progress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/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f (r % interval == 0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ystem.err.println(String.format("%5.2f", (100D * r / runs)) + "%")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*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 Single run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<text:s/>*/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al(balls, drawn);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ark(tickets, balls);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unt(drawn, tickets, counters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Report drawn balls number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stem.out.println(drawn.length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stem.out.println()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Report experiments number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stem.out.println(runs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stem.out.println()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Report absolute numbers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(int i = 0; i &lt; counters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or (int j = 0; j &lt; counters[i].length; j++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ystem.out.print(String.format("%8d", counters[i][j]))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ystem.out.print("\t")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ystem.out.println(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ystem.out.println()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/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 Report probabilities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*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r (int i = 0; i &lt; counters.length; i++) {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or (int j = 0; j &lt; counters[i].length; j++) {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ystem.out.print("= " + counters[i][j] + " / " + runs);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ystem.out.print("\t");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ystem.out.println(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blic static void main(String[] args) {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mulate(1000000000L)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09:39:03.5361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MacOSX_X86_64 LibreOffice_project/07ac168c60a517dba0f0d7bc7540f5afa45f0909</meta:generator>
    <dc:date>2017-07-31T10:04:13.822021000</dc:date>
    <meta:editing-duration>PT4H26M44S</meta:editing-duration>
    <meta:editing-cycles>65</meta:editing-cycles>
    <meta:document-statistic meta:table-count="2" meta:cell-count="850" meta:object-count="0"/>
  </office:meta>
</office:document-meta>
</file>